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2016/8/3</text:p>
          </table:table-cell>
          <table:table-cell table:style-name="ce3" office:value-type="string" calcext:value-type="string">
            <text:p>2016/8/8</text:p>
          </table:table-cell>
          <table:table-cell table:style-name="ce3" office:value-type="string" calcext:value-type="string">
            <text:p>2017/7/24</text:p>
          </table:table-cell>
          <table:table-cell table:style-name="ce3" office:value-type="string" calcext:value-type="string">
            <text:p>2017/7/25</text:p>
          </table:table-cell>
          <table:table-cell table:style-name="ce3" office:value-type="string" calcext:value-type="string">
            <text:p>2018/7/24</text:p>
          </table:table-cell>
          <table:table-cell table:style-name="ce3" office:value-type="string" calcext:value-type="string">
            <text:p>2018/7/26</text:p>
          </table:table-cell>
          <table:table-cell table:style-name="ce3" office:value-type="string" calcext:value-type="string">
            <text:p>2019/7/23</text:p>
          </table:table-cell>
          <table:table-cell table:style-name="ce3" office:value-type="string" calcext:value-type="string">
            <text:p>2020/9/15</text:p>
          </table:table-cell>
          <table:table-cell table:style-name="ce3" office:value-type="string" calcext:value-type="string">
            <text:p>2021/10/6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3:.L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:.L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:.L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:.L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7:.L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:.L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:.L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:.L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1:.L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:.L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3:.L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4:.L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5:.L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6:.L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7:.L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8:.L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19:.L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20:.L20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3:.L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4:.L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5:.L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6:.L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7:.L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8:.L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9:.L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L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31:.L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32:.L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33:.L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34:.L34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37:.L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38:.L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9:.L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L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1:.L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2:.L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L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4:.L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5:.L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6:.L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7:.L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8:.L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9:.L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0:.L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1:.L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52:.L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53:.L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54:.L54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7:.L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8:.L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9:.L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0:.L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1:.L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2:.L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3:.L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4:.L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5:.L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6:.L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7:.L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L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9:.L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0:.L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1:.L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2:.L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73:.L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74:.L74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77:.L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78:.L7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9:.L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0:.L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1:.L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2:.L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3:.L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4:.L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5:.L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6:.L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7:.L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8:.L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9:.L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0:.L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1:.L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92:.L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93:.L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94:.L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table:number-columns-repeated="2"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/00/00</text:date>, <text:time style:data-style-name="N2" text:time-value="10:48:37.3801166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3T18:30:21.892464500</dc:date>
    <meta:editing-duration>PT2H29M23S</meta:editing-duration>
    <meta:editing-cycles>19</meta:editing-cycles>
    <meta:generator>LibreOffice/6.4.7.2$Linux_X86_64 LibreOffice_project/40$Build-2</meta:generator>
    <meta:document-statistic meta:table-count="1" meta:cell-count="513" meta:object-count="0"/>
  </office:meta>
</office:document-meta>
</file>